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ACE-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ACE-2" style:family="table-cell" style:parent-style-name="Default" style:data-style-name="N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egoe UI" fo:font-size="4.69999980926514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8.372cm" svg:height="10.334cm" svg:x="24.262cm" svg:y="1.05cm">
            <draw:object draw:notify-on-update-of-ranges="Sheet1.A15:Sheet1.A22 Sheet1.B14:Sheet1.B14 Sheet1.B15:Sheet1.B22 Sheet1.E14:Sheet1.E14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194cm" svg:height="10.814cm" svg:x="23.964cm" svg:y="11.954cm">
            <draw:object draw:notify-on-update-of-ranges="Sheet1.A15:Sheet1.A22 Sheet1.C14:Sheet1.C14 Sheet1.C15:Sheet1.C22 Sheet1.F14:Sheet1.F14 Sheet1.F15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8.508cm" svg:height="10.457cm" svg:x="3.093cm" svg:y="10.576cm">
            <draw:object draw:notify-on-update-of-ranges="Sheet1.A15:Sheet1.A22 Sheet1.D14:Sheet1.D14 Sheet1.D15:Sheet1.D22 Sheet1.G14:Sheet1.G14 Sheet1.G15:Sheet1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18" table:default-cell-style-name="Default"/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/>
          <table:table-cell table:style-name="Gnumeric-default" table:formula="of:=15932" office:value-type="float" office:value="15932" calcext:value-type="float">
            <text:p>15932</text:p>
          </table:table-cell>
          <table:table-cell table:style-name="Gnumeric-default" office:value-type="float" office:value="1808540" calcext:value-type="float">
            <text:p>1808540</text:p>
          </table:table-cell>
          <table:table-cell table:style-name="Gnumeric-default" office:value-type="float" office:value="3593480" calcext:value-type="float">
            <text:p>3593480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ACE-1" table:formula="of:=[.B4]/[.B4]" office:value-type="percentage" office:value="1" calcext:value-type="percentage">
            <text:p>100.00%</text:p>
          </table:table-cell>
          <table:table-cell table:style-name="ACE-1" table:formula="of:=[.C4]/[.C4]" office:value-type="percentage" office:value="1" calcext:value-type="percentage">
            <text:p>100.00%</text:p>
          </table:table-cell>
          <table:table-cell table:style-name="ACE-1" table:formula="of:=[.D4]/[.D4]" office:value-type="percentage" office:value="1" calcext:value-type="percentage">
            <text:p>100.00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ACE-1" table:formula="of:=10618/[.B4]" office:value-type="percentage" office:value="0.666457444137585" calcext:value-type="percentage">
            <text:p>66.65%</text:p>
          </table:table-cell>
          <table:table-cell table:style-name="ACE-1" table:formula="of:=944317/[.C4]" office:value-type="percentage" office:value="0.522143275791522" calcext:value-type="percentage">
            <text:p>52.21%</text:p>
          </table:table-cell>
          <table:table-cell table:style-name="ACE-1" table:formula="of:=1862100/[.D4]" office:value-type="percentage" office:value="0.518188496944466" calcext:value-type="percentage">
            <text:p>51.82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ACE-1" table:formula="of:=12304/[.B4]" office:value-type="percentage" office:value="0.772282199347226" calcext:value-type="percentage">
            <text:p>77.23%</text:p>
          </table:table-cell>
          <table:table-cell table:style-name="ACE-1" table:formula="of:=511725/[.C4]" office:value-type="percentage" office:value="0.282949229765446" calcext:value-type="percentage">
            <text:p>28.29%</text:p>
          </table:table-cell>
          <table:table-cell table:style-name="ACE-1" table:formula="of:=982662/[.D4]" office:value-type="percentage" office:value="0.273456927546557" calcext:value-type="percentage">
            <text:p>27.35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ACE-1" table:formula="of:=13341/[.B4]" office:value-type="percentage" office:value="0.837371328144615" calcext:value-type="percentage">
            <text:p>83.74%</text:p>
          </table:table-cell>
          <table:table-cell table:style-name="ACE-1" table:formula="of:=391873/[.C4]" office:value-type="percentage" office:value="0.216679199796521" calcext:value-type="percentage">
            <text:p>21.67%</text:p>
          </table:table-cell>
          <table:table-cell table:style-name="ACE-1" table:formula="of:=709298/[.D4]" office:value-type="percentage" office:value="0.197384707859791" calcext:value-type="percentage">
            <text:p>19.74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ACE-1" table:formula="of:=13736/[.B4]" office:value-type="percentage" office:value="0.862164197840824" calcext:value-type="percentage">
            <text:p>86.22%</text:p>
          </table:table-cell>
          <table:table-cell table:style-name="ACE-1" table:formula="of:=365541/[.C4]" office:value-type="percentage" office:value="0.202119389120506" calcext:value-type="percentage">
            <text:p>20.21%</text:p>
          </table:table-cell>
          <table:table-cell table:style-name="ACE-1" table:formula="of:=720870/[.D4]" office:value-type="percentage" office:value="0.20060498458319" calcext:value-type="percentage">
            <text:p>20.06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14824/[.B4]" office:value-type="percentage" office:value="0.930454431333166" calcext:value-type="percentage">
            <text:p>93.05%</text:p>
          </table:table-cell>
          <table:table-cell table:style-name="ACE-1" table:formula="of:=373789/[.C4]" office:value-type="percentage" office:value="0.2066799739016" calcext:value-type="percentage">
            <text:p>20.67%</text:p>
          </table:table-cell>
          <table:table-cell table:style-name="ACE-1" table:formula="of:=735301/[.D4]" office:value-type="percentage" office:value="0.204620868907021" calcext:value-type="percentage">
            <text:p>20.4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ACE-1" table:formula="of:=16466/[.B4]" office:value-type="percentage" office:value="1.03351744915893" calcext:value-type="percentage">
            <text:p>103.35%</text:p>
          </table:table-cell>
          <table:table-cell table:style-name="ACE-1" table:formula="of:=368336/[.C4]" office:value-type="percentage" office:value="0.203664834617979" calcext:value-type="percentage">
            <text:p>20.37%</text:p>
          </table:table-cell>
          <table:table-cell table:style-name="ACE-1" table:formula="of:=750876/[.D4]" office:value-type="percentage" office:value="0.208955107583735" calcext:value-type="percentage">
            <text:p>20.90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ACE-1" table:formula="of:=21075/[.B4]" office:value-type="percentage" office:value="1.32280944012051" calcext:value-type="percentage">
            <text:p>132.28%</text:p>
          </table:table-cell>
          <table:table-cell table:style-name="ACE-1" table:formula="of:=367354/[.C4]" office:value-type="percentage" office:value="0.203121855198116" calcext:value-type="percentage">
            <text:p>20.31%</text:p>
          </table:table-cell>
          <table:table-cell table:style-name="ACE-1" table:formula="of:=785694/[.D4]" office:value-type="percentage" office:value="0.218644322495186" calcext:value-type="percentage">
            <text:p>21.8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number-columns-repeated="3" table:style-name="ce3" office:value-type="string" calcext:value-type="string">
            <text:p>N02</text:p>
          </table:table-cell>
          <table:table-cell table:number-columns-repeated="3" table:style-name="ce3" office:value-type="string" calcext:value-type="string">
            <text:p>N04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15932" office:value-type="float" office:value="15932" calcext:value-type="float">
            <text:p>15932</text:p>
          </table:table-cell>
          <table:table-cell table:style-name="ce2" table:formula="of:=1808540" office:value-type="float" office:value="1808540" calcext:value-type="float">
            <text:p>1808540</text:p>
          </table:table-cell>
          <table:table-cell table:style-name="ce2" office:value-type="float" office:value="3593480" calcext:value-type="float">
            <text:p>3593480</text:p>
          </table:table-cell>
          <table:table-cell table:style-name="ce5" table:formula="of:=4912" office:value-type="float" office:value="4912" calcext:value-type="float">
            <text:p>4912</text:p>
          </table:table-cell>
          <table:table-cell table:style-name="ce5" table:formula="of:=602098" office:value-type="float" office:value="602098" calcext:value-type="float">
            <text:p>602098</text:p>
          </table:table-cell>
          <table:table-cell table:style-name="ce5" table:formula="of:=1203360" office:value-type="float" office:value="1203360" calcext:value-type="float">
            <text:p>1203360</text:p>
          </table:table-cell>
          <table:table-cell table:style-name="Gnumeric-default" table:number-columns-repeated="3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10618" office:value-type="float" office:value="10618" calcext:value-type="float">
            <text:p>10618</text:p>
          </table:table-cell>
          <table:table-cell table:style-name="ce2" table:formula="of:=944317" office:value-type="float" office:value="944317" calcext:value-type="float">
            <text:p>944317</text:p>
          </table:table-cell>
          <table:table-cell table:style-name="ce2" table:formula="of:=1862100" office:value-type="float" office:value="1862100" calcext:value-type="float">
            <text:p>1862100</text:p>
          </table:table-cell>
          <table:table-cell table:style-name="ce2" table:formula="of:=3113" office:value-type="float" office:value="3113" calcext:value-type="float">
            <text:p>3113</text:p>
          </table:table-cell>
          <table:table-cell table:style-name="ce2" table:formula="of:=316109" office:value-type="float" office:value="316109" calcext:value-type="float">
            <text:p>316109</text:p>
          </table:table-cell>
          <table:table-cell table:style-name="ce2" table:formula="of:=638921" office:value-type="float" office:value="638921" calcext:value-type="float">
            <text:p>638921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12304" office:value-type="float" office:value="12304" calcext:value-type="float">
            <text:p>12304</text:p>
          </table:table-cell>
          <table:table-cell table:style-name="ce2" table:formula="of:=511725" office:value-type="float" office:value="511725" calcext:value-type="float">
            <text:p>511725</text:p>
          </table:table-cell>
          <table:table-cell table:style-name="ce2" table:formula="of:=982662" office:value-type="float" office:value="982662" calcext:value-type="float">
            <text:p>982662</text:p>
          </table:table-cell>
          <table:table-cell table:style-name="ce2" table:formula="of:=2296" office:value-type="float" office:value="2296" calcext:value-type="float">
            <text:p>2296</text:p>
          </table:table-cell>
          <table:table-cell table:style-name="ce2" table:formula="of:=170168" office:value-type="float" office:value="170168" calcext:value-type="float">
            <text:p>170168</text:p>
          </table:table-cell>
          <table:table-cell table:style-name="ce2" table:formula="of:=331710" office:value-type="float" office:value="331710" calcext:value-type="float">
            <text:p>331710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3341" office:value-type="float" office:value="13341" calcext:value-type="float">
            <text:p>13341</text:p>
          </table:table-cell>
          <table:table-cell table:style-name="ce2" table:formula="of:=391873" office:value-type="float" office:value="391873" calcext:value-type="float">
            <text:p>391873</text:p>
          </table:table-cell>
          <table:table-cell table:style-name="ce2" table:formula="of:=709298" office:value-type="float" office:value="709298" calcext:value-type="float">
            <text:p>709298</text:p>
          </table:table-cell>
          <table:table-cell table:style-name="ce2" table:formula="of:=2171" office:value-type="float" office:value="2171" calcext:value-type="float">
            <text:p>2171</text:p>
          </table:table-cell>
          <table:table-cell table:style-name="ce2" table:formula="of:=118964" office:value-type="float" office:value="118964" calcext:value-type="float">
            <text:p>118964</text:p>
          </table:table-cell>
          <table:table-cell table:style-name="ce2" table:formula="of:=236880" office:value-type="float" office:value="236880" calcext:value-type="float">
            <text:p>236880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736" office:value-type="float" office:value="13736" calcext:value-type="float">
            <text:p>13736</text:p>
          </table:table-cell>
          <table:table-cell table:style-name="ce2" table:formula="of:=365541" office:value-type="float" office:value="365541" calcext:value-type="float">
            <text:p>365541</text:p>
          </table:table-cell>
          <table:table-cell table:style-name="ce2" table:formula="of:=720870" office:value-type="float" office:value="720870" calcext:value-type="float">
            <text:p>720870</text:p>
          </table:table-cell>
          <table:table-cell table:style-name="ce2" table:formula="of:=2314" office:value-type="float" office:value="2314" calcext:value-type="float">
            <text:p>2314</text:p>
          </table:table-cell>
          <table:table-cell table:style-name="ce2" table:formula="of:=122177" office:value-type="float" office:value="122177" calcext:value-type="float">
            <text:p>122177</text:p>
          </table:table-cell>
          <table:table-cell table:style-name="ce2" table:formula="of:=240767" office:value-type="float" office:value="240767" calcext:value-type="float">
            <text:p>240767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824" office:value-type="float" office:value="14824" calcext:value-type="float">
            <text:p>14824</text:p>
          </table:table-cell>
          <table:table-cell table:style-name="ce2" table:formula="of:=373789" office:value-type="float" office:value="373789" calcext:value-type="float">
            <text:p>373789</text:p>
          </table:table-cell>
          <table:table-cell table:style-name="ce2" table:formula="of:=735301" office:value-type="float" office:value="735301" calcext:value-type="float">
            <text:p>735301</text:p>
          </table:table-cell>
          <table:table-cell table:style-name="ce2" table:formula="of:=3088" office:value-type="float" office:value="3088" calcext:value-type="float">
            <text:p>3088</text:p>
          </table:table-cell>
          <table:table-cell table:style-name="ce2" table:formula="of:=118657" office:value-type="float" office:value="118657" calcext:value-type="float">
            <text:p>118657</text:p>
          </table:table-cell>
          <table:table-cell table:style-name="ce2" table:formula="of:=250681" office:value-type="float" office:value="250681" calcext:value-type="float">
            <text:p>250681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6466" office:value-type="float" office:value="16466" calcext:value-type="float">
            <text:p>16466</text:p>
          </table:table-cell>
          <table:table-cell table:style-name="ce2" table:formula="of:=368336" office:value-type="float" office:value="368336" calcext:value-type="float">
            <text:p>368336</text:p>
          </table:table-cell>
          <table:table-cell table:style-name="ce2" table:formula="of:=750876" office:value-type="float" office:value="750876" calcext:value-type="float">
            <text:p>750876</text:p>
          </table:table-cell>
          <table:table-cell table:style-name="ce2" table:formula="of:=4031" office:value-type="float" office:value="4031" calcext:value-type="float">
            <text:p>4031</text:p>
          </table:table-cell>
          <table:table-cell table:style-name="ce2" table:formula="of:=120042" office:value-type="float" office:value="120042" calcext:value-type="float">
            <text:p>120042</text:p>
          </table:table-cell>
          <table:table-cell table:style-name="ce2" table:formula="of:=249278" office:value-type="float" office:value="249278" calcext:value-type="float">
            <text:p>249278</text:p>
          </table:table-cell>
          <table:table-cell table:number-columns-repeated="121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21075" office:value-type="float" office:value="21075" calcext:value-type="float">
            <text:p>21075</text:p>
          </table:table-cell>
          <table:table-cell table:style-name="ce2" table:formula="of:=367354" office:value-type="float" office:value="367354" calcext:value-type="float">
            <text:p>367354</text:p>
          </table:table-cell>
          <table:table-cell table:style-name="ce2" table:formula="of:=785694" office:value-type="float" office:value="785694" calcext:value-type="float">
            <text:p>785694</text:p>
          </table:table-cell>
          <table:table-cell table:style-name="ce2" table:formula="of:=6569" office:value-type="float" office:value="6569" calcext:value-type="float">
            <text:p>6569</text:p>
          </table:table-cell>
          <table:table-cell table:style-name="ce2" table:formula="of:=118678" office:value-type="float" office:value="118678" calcext:value-type="float">
            <text:p>118678</text:p>
          </table:table-cell>
          <table:table-cell table:style-name="ce2" table:formula="of:=249894" office:value-type="float" office:value="249894" calcext:value-type="float">
            <text:p>249894</text:p>
          </table:table-cell>
          <table:table-cell table:number-columns-repeated="121"/>
        </table:table-row>
        <table:table-row table:style-name="ro1">
          <table:table-cell table:style-name="Gnumeric-default"/>
          <table:table-cell table:style-name="ce2" table:number-columns-repeated="3"/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office:value-type="float" office:value="250" calcext:value-type="float">
            <text:p>250</text:p>
          </table:table-cell>
          <table:table-cell office:value-type="float" office:value="2001" calcext:value-type="float">
            <text:p>2001</text:p>
          </table:table-cell>
          <table:table-cell office:value-type="float" office:value="4000" calcext:value-type="float">
            <text:p>4000</text:p>
          </table:table-cell>
          <table:table-cell table:number-columns-repeated="124"/>
        </table:table-row>
        <table:table-row table:style-name="ro1">
          <table:table-cell/>
          <table:table-cell table:style-name="ce5" office:value-type="float" office:value="5513" calcext:value-type="float">
            <text:p>5513</text:p>
          </table:table-cell>
          <table:table-cell table:style-name="ce5" office:value-type="float" office:value="613213" calcext:value-type="float">
            <text:p>613213</text:p>
          </table:table-cell>
          <table:table-cell table:style-name="ce5" office:value-type="float" office:value="1219020" calcext:value-type="float">
            <text:p>1219020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[.B24]/[.B24]" office:value-type="percentage" office:value="1" calcext:value-type="percentage">
            <text:p>100.00%</text:p>
          </table:table-cell>
          <table:table-cell table:style-name="ce6" table:formula="of:=[.C24]/[.C24]" office:value-type="percentage" office:value="1" calcext:value-type="percentage">
            <text:p>100.00%</text:p>
          </table:table-cell>
          <table:table-cell table:style-name="ce6" table:formula="of:=[.D25]/[.D25]" office:value-type="percentage" office:value="1" calcext:value-type="percentage">
            <text:p>100.00%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E-1" table:formula="of:=7491.2/[.B25]" office:value-type="percentage" office:value="1.35882459640849" calcext:value-type="percentage">
            <text:p>135.88%</text:p>
          </table:table-cell>
          <table:table-cell table:style-name="ACE-1" table:formula="of:=411468/[.C25]" office:value-type="percentage" office:value="0.671003387077573" calcext:value-type="percentage">
            <text:p>67.10%</text:p>
          </table:table-cell>
          <table:table-cell table:style-name="ACE-1" table:formula="of:=751766/[.D25]" office:value-type="percentage" office:value="0.616697018916835" calcext:value-type="percentage">
            <text:p>61.67%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ACE-1" table:formula="of:=13005.7/[.B25]" office:value-type="percentage" office:value="2.35909668057319" calcext:value-type="percentage">
            <text:p>235.91%</text:p>
          </table:table-cell>
          <table:table-cell table:style-name="ACE-1" table:formula="of:=285222/[.C25]" office:value-type="percentage" office:value="0.465127125484946" calcext:value-type="percentage">
            <text:p>46.51%</text:p>
          </table:table-cell>
          <table:table-cell table:style-name="ACE-1" table:formula="of:=494269/[.D25]" office:value-type="percentage" office:value="0.405464225361356" calcext:value-type="percentage">
            <text:p>40.55%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ACE-1" table:formula="of:=17592/[.B25]" office:value-type="percentage" office:value="3.19100308362053" calcext:value-type="percentage">
            <text:p>319.10%</text:p>
          </table:table-cell>
          <table:table-cell table:style-name="ACE-1" table:formula="of:=317444/[.C25]" office:value-type="percentage" office:value="0.517673304382001" calcext:value-type="percentage">
            <text:p>51.77%</text:p>
          </table:table-cell>
          <table:table-cell table:style-name="ACE-1" table:formula="of:=394189/[.D25]" office:value-type="percentage" office:value="0.32336549031189" calcext:value-type="percentage">
            <text:p>32.34%</text:p>
          </table:table-cell>
          <table:table-cell table:number-columns-repeated="12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ACE-1" table:formula="of:=19678/[.B25]" office:value-type="percentage" office:value="3.56938146199891" calcext:value-type="percentage">
            <text:p>356.94%</text:p>
          </table:table-cell>
          <table:table-cell table:style-name="ACE-1" table:formula="of:=321954/[.C25]" office:value-type="percentage" office:value="0.525028008212481" calcext:value-type="percentage">
            <text:p>52.50%</text:p>
          </table:table-cell>
          <table:table-cell table:style-name="ACE-1" table:formula="of:=383543/[.D25]" office:value-type="percentage" office:value="0.314632245574314" calcext:value-type="percentage">
            <text:p>31.46%</text:p>
          </table:table-cell>
          <table:table-cell table:number-columns-repeated="124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20663/[.B25]" office:value-type="percentage" office:value="3.74805006348631" calcext:value-type="percentage">
            <text:p>374.81%</text:p>
          </table:table-cell>
          <table:table-cell table:style-name="ACE-1" table:formula="of:=330224/[.C25]" office:value-type="percentage" office:value="0.538514349826243" calcext:value-type="percentage">
            <text:p>53.85%</text:p>
          </table:table-cell>
          <table:table-cell table:style-name="ACE-1" table:formula="of:=407582/[.D25]" office:value-type="percentage" office:value="0.334352184541681" calcext:value-type="percentage">
            <text:p>33.44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ACE-1" table:formula="of:=22892/[.B25]" office:value-type="percentage" office:value="4.1523671322329" calcext:value-type="percentage">
            <text:p>415.24%</text:p>
          </table:table-cell>
          <table:table-cell table:style-name="ACE-1" table:formula="of:=331530/[.C25]" office:value-type="percentage" office:value="0.540644115503096" calcext:value-type="percentage">
            <text:p>54.06%</text:p>
          </table:table-cell>
          <table:table-cell table:style-name="ACE-1" table:formula="of:=411897/[.D25]" office:value-type="percentage" office:value="0.337891913176158" calcext:value-type="percentage">
            <text:p>33.79%</text:p>
          </table:table-cell>
          <table:table-cell table:number-columns-repeated="12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ACE-1" table:formula="of:=25075/[.B25]" office:value-type="percentage" office:value="4.54834028659532" calcext:value-type="percentage">
            <text:p>454.83%</text:p>
          </table:table-cell>
          <table:table-cell table:style-name="ACE-1" table:formula="of:=313578/[.C25]" office:value-type="percentage" office:value="0.511368806597381" calcext:value-type="percentage">
            <text:p>51.14%</text:p>
          </table:table-cell>
          <table:table-cell table:style-name="ACE-1" table:formula="of:=487111/[.D25]" office:value-type="percentage" office:value="0.399592295450444" calcext:value-type="percentage">
            <text:p>39.96%</text:p>
          </table:table-cell>
          <table:table-cell table:number-columns-repeated="124"/>
        </table:table-row>
        <table:table-row table:style-name="ro1">
          <table:table-cell/>
          <table:table-cell table:style-name="ACE-1" table:number-columns-repeated="3"/>
          <table:table-cell table:number-columns-repeated="124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office:value-type="float" office:value="250" calcext:value-type="float">
            <text:p>250</text:p>
          </table:table-cell>
          <table:table-cell office:value-type="float" office:value="2001" calcext:value-type="float">
            <text:p>2001</text:p>
          </table:table-cell>
          <table:table-cell office:value-type="float" office:value="4000" calcext:value-type="float">
            <text:p>4000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7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number-columns-repeated="12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7"/>
        </table:table-row>
        <table:table-row table:style-name="ro1" table:number-rows-repeated="10">
          <table:table-cell table:number-columns-repeated="128"/>
        </table:table-row>
        <table:table-row table:style-name="ro1">
          <table:table-cell table:style-name="Gnumeric-default" table:number-columns-repeated="5"/>
          <table:table-cell table:style-name="ACE-3"/>
          <table:table-cell table:style-name="Gnumeric-default" table:number-columns-repeated="4"/>
          <table:table-cell table:number-columns-repeated="118"/>
        </table:table-row>
        <table:table-row table:style-name="ro1" table:number-rows-repeated="36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5T15:42:10.541021465</dc:date>
    <meta:creation-date>2022-10-31T22:23:37Z</meta:creation-date>
    <meta:editing-cycles>11</meta:editing-cycles>
    <meta:editing-duration>PT2H36M57S</meta:editing-duration>
    <meta:generator>LibreOffice/7.4.4.2$Linux_X86_64 LibreOffice_project/40$Build-2</meta:generator>
    <meta:document-statistic meta:table-count="1" meta:cell-count="15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95cm" svg:height="10.815cm" xlink:href=".." xlink:type="simple" chart:class="chart:bar" chart:style-name="ch1">
        <chart:title svg:x="5.28cm" svg:y="0.352cm" chart:style-name="ch2">
          <text:p>Primerjanje hitrosti programov pri L = 2001</text:p>
        </chart:title>
        <chart:legend chart:legend-position="end" svg:x="17.831cm" svg:y="4.859cm" style:legend-expansion="high" chart:style-name="ch3"/>
        <chart:plot-area chart:style-name="ch4" table:cell-range-address="Sheet1.A15:Sheet1.A22 Sheet1.C14:Sheet1.C22 Sheet1.F14:Sheet1.F22" chart:data-source-has-labels="both" svg:x="1.394cm" svg:y="1.347cm" svg:width="16.054cm" svg:height="8.271cm">
          <chart:coordinate-region svg:x="2.941cm" svg:y="1.546cm" svg:width="14.507cm" svg:height="7.425cm"/>
          <chart:axis chart:dimension="x" chart:name="primary-x" chart:style-name="ch5" chartooo:axis-type="auto">
            <chartooo:date-scale/>
            <chart:title svg:x="8.649cm" svg:y="9.834cm" chart:style-name="ch6">
              <text:p>število niti</text:p>
            </chart:title>
            <chart:categories table:cell-range-address="Sheet1.A15:Sheet1.A22"/>
          </chart:axis>
          <chart:axis chart:dimension="y" chart:name="primary-y" chart:style-name="ch7">
            <chart:title svg:x="0.451cm" svg:y="7.047cm" chart:style-name="ch8">
              <text:p>hitrost programa v qs</text:p>
            </chart:title>
            <chart:grid chart:style-name="ch9" chart:class="major"/>
          </chart:axis>
          <chart:series chart:style-name="ch10" chart:values-cell-range-address="Sheet1.C15:Sheet1.C22" chart:label-cell-address="Sheet1.C14:Sheet1.C14" chart:class="chart:bar">
            <chart:data-point chart:repeated="8"/>
          </chart:series>
          <chart:series chart:style-name="ch11" chart:values-cell-range-address="Sheet1.F15:Sheet1.F22" chart:label-cell-address="Sheet1.F14:Sheet1.F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2</text:p>
                <draw:g>
                  <svg:desc>Sheet1.C14:Sheet1.C14</svg:desc>
                </draw:g>
              </table:table-cell>
              <table:table-cell office:value-type="string">
                <text:p>N04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5:Sheet1.A22</svg:desc>
                </draw:g>
              </table:table-cell>
              <table:table-cell office:value-type="float" office:value="1808540">
                <text:p>1808540</text:p>
                <draw:g>
                  <svg:desc>Sheet1.C15:Sheet1.C22</svg:desc>
                </draw:g>
              </table:table-cell>
              <table:table-cell office:value-type="float" office:value="602098">
                <text:p>602098</text:p>
                <draw:g>
                  <svg:desc>Sheet1.F15:Sheet1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44317">
                <text:p>944317</text:p>
              </table:table-cell>
              <table:table-cell office:value-type="float" office:value="316109">
                <text:p>3161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1725">
                <text:p>511725</text:p>
              </table:table-cell>
              <table:table-cell office:value-type="float" office:value="170168">
                <text:p>170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1873">
                <text:p>391873</text:p>
              </table:table-cell>
              <table:table-cell office:value-type="float" office:value="118964">
                <text:p>1189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5541">
                <text:p>365541</text:p>
              </table:table-cell>
              <table:table-cell office:value-type="float" office:value="122177">
                <text:p>1221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73789">
                <text:p>373789</text:p>
              </table:table-cell>
              <table:table-cell office:value-type="float" office:value="118657">
                <text:p>1186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68336">
                <text:p>368336</text:p>
              </table:table-cell>
              <table:table-cell office:value-type="float" office:value="120042">
                <text:p>12004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67354">
                <text:p>367354</text:p>
              </table:table-cell>
              <table:table-cell office:value-type="float" office:value="118678">
                <text:p>118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73cm" svg:height="10.335cm" xlink:href=".." xlink:type="simple" chart:class="chart:bar" chart:style-name="ch1">
        <chart:title svg:x="5.068cm" svg:y="0.342cm" chart:style-name="ch2">
          <text:p>Primejanje hitrosti programov pri L = 250</text:p>
        </chart:title>
        <chart:legend chart:legend-position="end" svg:x="17.009cm" svg:y="4.619cm" style:legend-expansion="high" chart:style-name="ch3"/>
        <chart:plot-area chart:style-name="ch4" table:cell-range-address="Sheet1.A15:Sheet1.B22 Sheet1.B14:Sheet1.B14 Sheet1.E14:Sheet1.E22" chart:data-source-has-labels="both" svg:x="1.378cm" svg:y="1.327cm" svg:width="15.264cm" svg:height="7.821cm">
          <chart:coordinate-region svg:x="2.555cm" svg:y="1.527cm" svg:width="14.087cm" svg:height="6.974cm"/>
          <chart:axis chart:dimension="x" chart:name="primary-x" chart:style-name="ch5" chartooo:axis-type="auto">
            <chartooo:date-scale/>
            <chart:title svg:x="8.238cm" svg:y="9.354cm" chart:style-name="ch6">
              <text:p>število niti</text:p>
            </chart:title>
            <chart:categories table:cell-range-address="Sheet1.A15:Sheet1.A22"/>
          </chart:axis>
          <chart:axis chart:dimension="y" chart:name="primary-y" chart:style-name="ch7">
            <chart:title svg:x="0.451cm" svg:y="6.802cm" chart:style-name="ch8">
              <text:p>hitrost programa v qs</text:p>
            </chart:title>
            <chart:grid chart:style-name="ch9" chart:class="major"/>
          </chart:axis>
          <chart:series chart:style-name="ch10" chart:values-cell-range-address="Sheet1.B15:Sheet1.B22" chart:label-cell-address="Sheet1.B14:Sheet1.B14" chart:class="chart:bar">
            <chart:data-point chart:repeated="8"/>
          </chart:series>
          <chart:series chart:style-name="ch11" chart:values-cell-range-address="Sheet1.E15:Sheet1.E22" chart:label-cell-address="Sheet1.E14:Sheet1.E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2</text:p>
                <draw:g>
                  <svg:desc>Sheet1.B14:Sheet1.B14</svg:desc>
                </draw:g>
              </table:table-cell>
              <table:table-cell office:value-type="string">
                <text:p>N04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5:Sheet1.A22</svg:desc>
                </draw:g>
              </table:table-cell>
              <table:table-cell office:value-type="float" office:value="15932">
                <text:p>15932</text:p>
                <draw:g>
                  <svg:desc>Sheet1.B15:Sheet1.B22</svg:desc>
                </draw:g>
              </table:table-cell>
              <table:table-cell office:value-type="float" office:value="4912">
                <text:p>4912</text:p>
                <draw:g>
                  <svg:desc>Sheet1.E15:Sheet1.E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18">
                <text:p>10618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304">
                <text:p>12304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341">
                <text:p>1334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36">
                <text:p>1373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824">
                <text:p>14824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66">
                <text:p>16466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1075">
                <text:p>21075</text:p>
              </table:table-cell>
              <table:table-cell office:value-type="float" office:value="6569">
                <text:p>6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09cm" svg:height="10.458cm" xlink:href=".." xlink:type="simple" chart:class="chart:bar" chart:style-name="ch1">
        <chart:title svg:x="4.937cm" svg:y="0.345cm" chart:style-name="ch2">
          <text:p>Primerjanje hitrosti programov pri L = 4000</text:p>
        </chart:title>
        <chart:legend chart:legend-position="end" svg:x="17.145cm" svg:y="4.681cm" style:legend-expansion="high" chart:style-name="ch3"/>
        <chart:plot-area chart:style-name="ch4" table:cell-range-address="Sheet1.A15:Sheet1.A22 Sheet1.D14:Sheet1.D22 Sheet1.G14:Sheet1.G22" chart:data-source-has-labels="both" svg:x="1.381cm" svg:y="1.333cm" svg:width="15.394cm" svg:height="7.935cm">
          <chart:coordinate-region svg:x="2.928cm" svg:y="1.532cm" svg:width="13.847cm" svg:height="7.089cm"/>
          <chart:axis chart:dimension="x" chart:name="primary-x" chart:style-name="ch5" chartooo:axis-type="auto">
            <chartooo:date-scale/>
            <chart:title svg:x="8.306cm" svg:y="9.477cm" chart:style-name="ch6">
              <text:p>število niti</text:p>
            </chart:title>
            <chart:categories table:cell-range-address="Sheet1.A15:Sheet1.A22"/>
          </chart:axis>
          <chart:axis chart:dimension="y" chart:name="primary-y" chart:style-name="ch7">
            <chart:title svg:x="0.451cm" svg:y="6.905cm" chart:style-name="ch8">
              <text:p>hitrosti programa v qs</text:p>
            </chart:title>
            <chart:grid chart:style-name="ch9" chart:class="major"/>
          </chart:axis>
          <chart:series chart:style-name="ch10" chart:values-cell-range-address="Sheet1.D15:Sheet1.D22" chart:label-cell-address="Sheet1.D14:Sheet1.D14" chart:class="chart:bar">
            <chart:data-point chart:repeated="8"/>
          </chart:series>
          <chart:series chart:style-name="ch11" chart:values-cell-range-address="Sheet1.G15:Sheet1.G22" chart:label-cell-address="Sheet1.G14:Sheet1.G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2</text:p>
                <draw:g>
                  <svg:desc>Sheet1.D14:Sheet1.D14</svg:desc>
                </draw:g>
              </table:table-cell>
              <table:table-cell office:value-type="string">
                <text:p>N04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5:Sheet1.A22</svg:desc>
                </draw:g>
              </table:table-cell>
              <table:table-cell office:value-type="float" office:value="3593480">
                <text:p>3593480</text:p>
                <draw:g>
                  <svg:desc>Sheet1.D15:Sheet1.D22</svg:desc>
                </draw:g>
              </table:table-cell>
              <table:table-cell office:value-type="float" office:value="1203360">
                <text:p>1203360</text:p>
                <draw:g>
                  <svg:desc>Sheet1.G15:Sheet1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62100">
                <text:p>1862100</text:p>
              </table:table-cell>
              <table:table-cell office:value-type="float" office:value="638921">
                <text:p>6389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82662">
                <text:p>982662</text:p>
              </table:table-cell>
              <table:table-cell office:value-type="float" office:value="331710">
                <text:p>3317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9298">
                <text:p>709298</text:p>
              </table:table-cell>
              <table:table-cell office:value-type="float" office:value="236880">
                <text:p>2368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20870">
                <text:p>720870</text:p>
              </table:table-cell>
              <table:table-cell office:value-type="float" office:value="240767">
                <text:p>2407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5301">
                <text:p>735301</text:p>
              </table:table-cell>
              <table:table-cell office:value-type="float" office:value="250681">
                <text:p>2506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0876">
                <text:p>750876</text:p>
              </table:table-cell>
              <table:table-cell office:value-type="float" office:value="249278">
                <text:p>2492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85694">
                <text:p>785694</text:p>
              </table:table-cell>
              <table:table-cell office:value-type="float" office:value="249894">
                <text:p>2498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